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Tipos de entorno: sencillo/cambiante</text:p>
      <text:p text:style-name="Standard">1) Analiza si el entorno de una empresa de telefonía móvil es más sencillo o cambiante. Para ello fíjate en las características de estabilidad, complejidad, integración y hostilidad. A continuación realiza el mismo tipo de análisis para una ferretería de una localidad. ¿Crees que el entorno de una ferretería es totalmente sencillo o existe alguna características que también lo haga cambiante?</text:p>
      <text:p text:style-name="Standard"/>
      <text:p text:style-name="P2">Telefonía móvil</text:p>
      <text:p text:style-name="P3">Estabilidad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29T12:19:04.10</meta:creation-date>
    <meta:document-statistic meta:table-count="0" meta:image-count="0" meta:object-count="0" meta:page-count="1" meta:paragraph-count="4" meta:word-count="69" meta:character-count="462"/>
    <dc:date>2019-10-29T12:41:43.49</dc:date>
    <meta:editing-duration>PT7M18S</meta:editing-duration>
    <meta:editing-cycles>1</meta:editing-cycles>
    <meta:generator>OpenOffice/4.1.6$Win32 OpenOffice.org_project/416m1$Build-9790</meta:generator>
  </office:meta>
</office:document-meta>
</file>